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P1" style:parent-style-name="Normal" style:master-page-name="MPF0" style:family="paragraph">
      <style:paragraph-properties fo:break-before="page" style:page-number="auto"/>
    </style:style>
    <style:style style:name="T2" style:parent-style-name="DefaultParagraphFont" style:family="text">
      <style:text-properties style:language-asian="en" style:country-asian="GB"/>
    </style:style>
    <style:style style:name="P3" style:parent-style-name="NoSpacing" style:family="paragraph">
      <style:paragraph-properties fo:margin-top="0.0277in" fo:margin-bottom="0.3888in" fo:line-height="90%"/>
    </style:style>
    <style:style style:name="T4" style:parent-style-name="DefaultParagraphFont" style:family="text">
      <style:text-properties fo:color="#5B9BD5" fo:font-size="36pt" style:font-size-asian="36pt" style:font-size-complex="36pt"/>
    </style:style>
    <style:style style:name="P5" style:parent-style-name="NoSpacing" style:family="paragraph">
      <style:paragraph-properties fo:margin-top="0.0277in" fo:margin-bottom="0.0277in"/>
    </style:style>
    <style:style style:name="T6" style:parent-style-name="DefaultParagraphFont" style:family="text">
      <style:text-properties fo:text-transform="uppercase" fo:color="#1F3864" fo:font-size="14pt" style:font-size-asian="14pt" style:font-size-complex="14pt"/>
    </style:style>
    <style:style style:name="P7" style:parent-style-name="NoSpacing" style:family="paragraph">
      <style:paragraph-properties fo:margin-top="0.0555in" fo:margin-bottom="0.0277in"/>
    </style:style>
    <style:style style:name="T8" style:parent-style-name="DefaultParagraphFont" style:family="text">
      <style:text-properties fo:text-transform="uppercase" fo:color="#4472C4" fo:font-size="12pt" style:font-size-asian="12pt" style:font-size-complex="12pt"/>
    </style:style>
    <style:style style:name="T9" style:parent-style-name="DefaultParagraphFont" style:family="text">
      <style:text-properties style:language-asian="en" style:country-asian="GB"/>
    </style:style>
    <style:style style:name="P10" style:parent-style-name="NoSpacing" style:family="paragraph">
      <style:paragraph-properties fo:text-align="end"/>
    </style:style>
    <style:style style:name="T11" style:parent-style-name="DefaultParagraphFont" style:family="text">
      <style:text-properties fo:color="#FFFFFF" fo:font-size="12pt" style:font-size-asian="12pt" style:font-size-complex="12pt"/>
    </style:style>
    <style:style style:name="P12" style:parent-style-name="Normal" style:family="paragraph">
      <style:paragraph-properties fo:break-before="page"/>
    </style:style>
    <style:style style:name="P13" style:parent-style-name="ListParagraph" style:family="paragraph"/>
    <style:style style:name="P14" style:parent-style-name="ListParagraph" style:family="paragraph"/>
    <style:style style:name="P15" style:parent-style-name="ListParagraph" style:family="paragraph"/>
    <style:style style:name="P16" style:parent-style-name="ListParagraph" style:family="paragraph"/>
    <style:style style:name="P17" style:parent-style-name="ListParagraph" style:family="paragraph"/>
    <style:style style:name="T18" style:parent-style-name="DefaultParagraphFont" style:family="text">
      <style:text-properties style:text-underline-type="single" style:text-underline-style="solid" style:text-underline-width="auto" style:text-underline-mode="continuous"/>
    </style:style>
    <style:style style:name="P19" style:parent-style-name="ListParagraph" style:family="paragraph"/>
    <style:style style:name="P20" style:parent-style-name="ListParagraph" style:family="paragraph"/>
    <style:style style:name="P21" style:parent-style-name="ListParagraph" style:family="paragraph"/>
    <style:style style:name="P22" style:parent-style-name="ListParagraph" style:family="paragraph"/>
    <style:style style:name="P23" style:parent-style-name="ListParagraph" style:family="paragraph"/>
    <style:style style:name="P24" style:parent-style-name="ListParagraph" style:family="paragraph"/>
    <style:style style:name="P25" style:parent-style-name="ListParagraph" style:family="paragraph"/>
    <style:style style:name="P26" style:parent-style-name="ListParagraph" style:family="paragraph"/>
    <style:style style:name="P27" style:parent-style-name="ListParagraph" style:family="paragraph"/>
    <style:style style:name="P28" style:parent-style-name="ListParagraph" style:family="paragraph"/>
    <style:style style:name="P29" style:parent-style-name="ListParagraph" style:family="paragraph"/>
    <style:style style:name="P30" style:parent-style-name="ListParagraph" style:family="paragraph"/>
    <style:style style:name="P31" style:parent-style-name="ListParagraph" style:family="paragraph"/>
    <style:style style:name="P32" style:parent-style-name="ListParagraph" style:family="paragraph"/>
    <style:style style:name="P33" style:parent-style-name="ListParagraph" style:family="paragraph"/>
    <style:style style:name="P34" style:parent-style-name="ListParagraph" style:family="paragraph"/>
    <style:style style:name="P35" style:parent-style-name="ListParagraph" style:family="paragraph"/>
    <style:style style:name="P36" style:parent-style-name="ListParagraph" style:family="paragraph"/>
    <style:style style:name="P37" style:parent-style-name="ListParagraph" style:family="paragraph"/>
    <style:style style:name="P38" style:parent-style-name="ListParagraph" style:family="paragraph"/>
    <style:style style:name="P39" style:parent-style-name="ListParagraph" style:family="paragraph">
      <style:paragraph-properties fo:margin-left="1in">
        <style:tab-stops/>
      </style:paragraph-properties>
    </style:style>
    <style:style style:name="P40" style:parent-style-name="ListParagraph" style:family="paragraph">
      <style:paragraph-properties fo:text-align="justify" fo:margin-left="0in">
        <style:tab-stops/>
      </style:paragraph-properties>
    </style:style>
    <style:style style:name="P41" style:parent-style-name="ListParagraph" style:family="paragraph">
      <style:paragraph-properties fo:text-align="justify"/>
    </style:style>
    <style:style style:name="P42" style:parent-style-name="ListParagraph" style:family="paragraph">
      <style:paragraph-properties fo:text-align="justify"/>
    </style:style>
    <style:style style:name="P43" style:parent-style-name="ListParagraph" style:family="paragraph">
      <style:paragraph-properties fo:text-align="justify"/>
    </style:style>
    <style:style style:name="P44" style:parent-style-name="ListParagraph" style:family="paragraph">
      <style:paragraph-properties fo:text-align="justify"/>
    </style:style>
    <style:style style:name="P45" style:parent-style-name="ListParagraph" style:family="paragraph">
      <style:paragraph-properties fo:text-align="justify"/>
    </style:style>
    <style:style style:name="P46" style:parent-style-name="ListParagraph" style:family="paragraph">
      <style:paragraph-properties fo:text-align="justify"/>
    </style:style>
    <style:style style:name="P47" style:parent-style-name="Normal" style:family="paragraph">
      <style:paragraph-properties fo:break-before="page"/>
    </style:style>
    <style:style style:name="P48" style:parent-style-name="Normal" style:family="paragraph">
      <style:paragraph-properties fo:break-before="page"/>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5b9bd5" draw:opacity="100%" draw:stroke="non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
      <text:p text:style-name="Normal"><text:span text:style-name="T2"><draw:frame draw:z-index="251660288" draw:id="id0" draw:style-name="a0" draw:name="Text Box 131" text:anchor-type="paragraph" svg:x="1.48264in" svg:y="6.31458in" svg:width="4.94097in" svg:height="2.04653in" style:rel-width="scale" style:rel-height="scale"><draw:text-box><text:p text:style-name="P3"><text:span text:style-name="T4">206CDE Individual Report</text:span></text:p><text:p text:style-name="P5"><text:span text:style-name="T6">Assignment 2</text:span></text:p><text:p text:style-name="P7"><text:span text:style-name="T8">Robert Rigler <text:s text:c="27"/>SID: 4939377</text:span></text:p></draw:text-box><svg:title/><svg:desc/></draw:frame></text:span><text:span text:style-name="T9"><draw:custom-shape svg:x="6.63958in" svg:y="0.26875in" svg:width="0.62847in" svg:height="1.14028in" draw:z-index="251659264" draw:id="id1" draw:style-name="a1" draw:name="Rectangle 132" text:anchor-type="paragraph"><svg:title/><svg:desc/><text:p text:style-name="P10"><text:span text:style-name="T11">2015</text:span></text:p><draw:enhanced-geometry draw:type="non-primitive" svg:viewBox="0 0 21600 21600" draw:enhanced-path="M 0 0 L 21600 0 21600 21600 0 21600 Z N"/></draw:custom-shape></text:span></text:p>
      <text:p text:style-name="P12"/>
      <text:soft-page-break/>
      <text:p text:style-name="Title">260CDE Individual Report</text:p>
      <text:p text:style-name="Normal"/>
      <text:h text:style-name="Heading1" text:outline-level="1">Updated CV</text:h>
      <text:p text:style-name="Normal"/>
      <text:p text:style-name="Normal">In the submission .Zip Folder, I have included a copy of my CV. The improvements<text:s/>that I have made in relation to this project are highlighted in bold.</text:p>
      <text:h text:style-name="Heading1" text:outline-level="1">Contribution to Project</text:h>
      <text:p text:style-name="Normal"/>
      <text:p text:style-name="Normal">For a more concise and informative explanation of my contribution to the project, I have separated the content into 5 Sections: 'Overall Role', 'Project Planning &amp; Inception' , 'Research &amp; Development', 'Content Creation' and 'Conclusion'.</text:p>
      <text:p text:style-name="Normal"/>
      <text:p text:style-name="Subtitle">Overall Role</text:p>
      <text:p text:style-name="Normal">My role in this project was; Programmer, and I feel I have met and somewhat exceeded what was required of me. I was involved in the majority of the decisions concerning the overall direction of the project. Also, my programming tutorials using the NxcEditor and its NxcSimulator were the main deliverable content for the website.</text:p>
      <text:p text:style-name="Normal"/>
      <text:p text:style-name="Subtitle">Project Planning &amp; Inception</text:p>
      <text:p text:style-name="Normal">In the first few weeks of the project, the overall direction of the project. Also a few loose objectives that were subject to change depending on our research and design of the project.</text:p>
      <text:p text:style-name="Normal">With all of the group members being on software related courses, I made the suggestion that we focus on the teaching of programming with the use of robotics as an aid, instead of the opposite. This became the basis of our project.<text:line-break/>It also became clear that the deliverable content would also be a small part of the project, as a lot of time would have to be spent of proper research of the software and how best to teach this subject to the intended age group.</text:p>
      <text:p text:style-name="Normal"/>
      <text:p text:style-name="Subtitle">Research &amp; Development</text:p>
      <text:p text:style-name="Normal">The R&amp;D phase of our project, consisted of multiple areas of research. The areas covered were:</text:p>
      <text:list text:style-name="LFO3" text:continue-numbering="true">
        <text:list-item>
          <text:p text:style-name="P13">What<text:s/>content we want to teach, and how to divide it.</text:p>
        </text:list-item>
        <text:list-item>
          <text:p text:style-name="P14">What combination of software and hardware will be used to teach?</text:p>
        </text:list-item>
        <text:list-item>
          <text:p text:style-name="P15">The best methods for teaching the content.</text:p>
        </text:list-item>
        <text:list-item>
          <text:p text:style-name="P16">How the content will be delivered.</text:p>
        </text:list-item>
        <text:list-item>
          <text:p text:style-name="P17">Aims and Objectives for all above.</text:p>
        </text:list-item>
      </text:list>
      <text:p text:style-name="Normal"/>
      <text:p text:style-name="Normal"/>
      <text:p text:style-name="Normal"/>
      <text:p text:style-name="Normal"/>
      <text:p text:style-name="NoSpacing">Personally, as one of the assigned programmers in the group, I was tasked to research into:</text:p>
      <text:p text:style-name="NoSpacing">“What content we want to teach and how to divide it.”</text:p>
      <text:p text:style-name="NoSpacing">“What<text:s/>combination of software and hardware will be used to<text:s/>teach?”<text:s/></text:p>
      <text:p text:style-name="NoSpacing">More specifically, I was to research the software to be used.</text:p>
      <text:p text:style-name="Normal"/>
      <text:p text:style-name="Normal">We decided that, if we find software that can meet our needs, we will split the deliverable content into three areas: Graphical Programming, Physical Robot manipulation and Robot simulator programming.</text:p>
      <text:p text:style-name="Normal"><text:s/>Out of all members of the group, I had had the most experience programming so I volunteered for the Robot simulator programming as I knew it would be the most technically challenging of the three sections.</text:p>
      <text:p text:style-name="Normal">Once the second set of group roles had been established<text:s/>(Two web designers and three programmers), I began to research into simulation software that would suit the needs of the project.</text:p>
      <text:p text:style-name="NoSpacing">The<text:s/>first<text:s/>piece of software I<text:s/>researched<text:s/>was: V-REP.</text:p>
      <text:p text:style-name="NoSpacing">(Located here:<text:s/><text:a xlink:href="http://www.coppeliarobotics.com/" office:target-frame-name="_top" xlink:show="replace"><text:span text:style-name="T18">http://www.coppeliarobotics.com/</text:span></text:a>)</text:p>
      <text:p text:style-name="NoSpacing">My research, in full is contained within the first presentation that we gave.</text:p>
      <text:p text:style-name="Normal">To Summarise:</text:p>
      <text:list text:style-name="LFO4" text:continue-numbering="true">
        <text:list-item>
          <text:p text:style-name="P19">V-REP I was<text:s/>not a suitable piece of software for our project</text:p>
        </text:list-item>
        <text:list-item>
          <text:p text:style-name="P20">This was<text:s/>because the program<text:s/>is<text:s/>simply too advanced for our needs. We would have to spend and huge amount of time learning to use the software ourselves before being able to teach it.</text:p>
        </text:list-item>
        <text:list-item>
          <text:p text:style-name="P21">The program was too complex for the age range of the intended audience (14-17);</text:p>
        </text:list-item>
        <text:list-item>
          <text:p text:style-name="P22">The program mostly focuses on the application of robotics using complex real-world simulations. We wanted to teach programming via robotics, not robotics itself.</text:p>
        </text:list-item>
        <text:list-item>
          <text:p text:style-name="P23">It takes a lot of work to achieve the simplest of programs.</text:p>
        </text:list-item>
      </text:list>
      <text:p text:style-name="NoSpacing">The second piece of software I analysed was: VirtualNxt</text:p>
      <text:p text:style-name="NoSpacing">(Located here:<text:s/><text:a xlink:href="http://www.robotvirtualworlds.com/virtualbrick/" office:target-frame-name="_top" xlink:show="replace">http://www.robotvirtualworlds.com/virtualbrick/</text:a>)<text:tab/></text:p>
      <text:p text:style-name="NoSpacing">Again, my full research is in the first presentation, To Summarise:</text:p>
      <text:p text:style-name="NoSpacing"/>
      <text:list text:style-name="LFO5" text:continue-numbering="true">
        <text:list-item>
          <text:p text:style-name="P24">VirtualNXT was<text:s/>not a suitable piece of software for our project.</text:p>
        </text:list-item>
        <text:list-item>
          <text:p text:style-name="P25">The construction of the virtual robot is far too complex and time consuming.</text:p>
        </text:list-item>
        <text:list-item>
          <text:p text:style-name="P26">The software was designed to be used with the companies own teaching material and leaves very little room for creating our own content without spending a huge amount of time on it.</text:p>
        </text:list-item>
        <text:list-item>
          <text:p text:style-name="P27">The software relies on the construction of complex ' virtual worlds' which are fantastic for teaching, but are difficult and time consuming to build.</text:p>
        </text:list-item>
        <text:list-item>
          <text:p text:style-name="P28">Overall, this program would be too time consuming to use and would seriously hinder our ability to meet the project deadline.</text:p>
        </text:list-item>
      </text:list>
      <text:p text:style-name="ListParagraph"/>
      <text:p text:style-name="ListParagraph"/>
      <text:p text:style-name="ListParagraph"/>
      <text:soft-page-break/>
      <text:p text:style-name="NoSpacing">Finally we decided, on a Linux based piece of software called: NxcEditor.</text:p>
      <text:p text:style-name="NoSpacing">NxcEditor was the best fit for my part of the project because it is a programming focused application which behaves more like an IDE with the ability to simulate the robot.</text:p>
      <text:p text:style-name="NoSpacing">The interface is also very simple to use and understand, whilst not lacking in features. The robot it simulates is the very popular NXT robot, and the programming language it uses is NXC, which is a very powerful C based language for the NXT robot.</text:p>
      <text:p text:style-name="NoSpacing">Using NXC is an advantage, primarily because of its resemblance to C, which is a language I and everyone else in the group are very familiar with, so the time required to learn the robot related programming was a very pain-free process.</text:p>
      <text:p text:style-name="NoSpacing">Although its downsides were that it is platform dependant, so it requires a Linux machine to work, also the setup and installation process was rather complicated.</text:p>
      <text:p text:style-name="Subtitle"/>
      <text:p text:style-name="Normal">Once the software being used was established, I then proceeded to design the structure of the Programming tutorials as a whole.</text:p>
      <text:p text:style-name="Normal">I produced a list of aims which I hoped to achieve in this tutorial series:</text:p>
      <text:list text:style-name="LFO6" text:continue-numbering="true">
        <text:list-item>
          <text:p text:style-name="P29">Provide an understanding of the simulation software and why it aids programming.</text:p>
        </text:list-item>
        <text:list-item>
          <text:p text:style-name="P30">Teach the concepts in a way that encourages experimentation and solidify understanding.</text:p>
        </text:list-item>
        <text:list-item>
          <text:p text:style-name="P31">To demonstrate the content in a way that it allows visualisation of the working code via the simulation (Avoid teaching a concept that is abstract from the robot).</text:p>
        </text:list-item>
        <text:list-item>
          <text:p text:style-name="P32">To separate the content of the series in milestones, which will represent each video.</text:p>
        </text:list-item>
        <text:list-item>
          <text:p text:style-name="P33">To gradually introduce the user to more advanced concepts in each video.</text:p>
        </text:list-item>
        <text:list-item>
          <text:p text:style-name="P34">Consolidate all of the knowledge learnt by applying it to a simulated scenario.</text:p>
        </text:list-item>
      </text:list>
      <text:p text:style-name="Normal"/>
      <text:p text:style-name="Normal">The final structure of this video series is as follows (Each item in the list represent a Video).</text:p>
      <text:list text:style-name="LFO7" text:continue-numbering="true">
        <text:list-item>
          <text:p text:style-name="P35">Installation of the software and a brief introduction to the User Interface.</text:p>
        </text:list-item>
        <text:list-item>
          <text:p text:style-name="P36">Basic robot Movement controls and using the different simulator features.</text:p>
        </text:list-item>
        <text:list-item>
          <text:p text:style-name="P37">An introduction to programming concepts: Commenting, Variables and Conditionals.</text:p>
        </text:list-item>
        <text:list-item>
          <text:p text:style-name="P38">More advanced programming concepts: Various forms of Iteration and use of sensors.</text:p>
        </text:list-item>
      </text:list>
      <text:p text:style-name="P39"/>
      <text:p text:style-name="P40"/>
      <text:p text:style-name="Normal">Each individual Lesson also followed a certain structure:</text:p>
      <text:list text:style-name="LFO8" text:continue-numbering="true">
        <text:list-item>
          <text:p text:style-name="P41">Introduction of myself and the topics going to be covered.</text:p>
        </text:list-item>
        <text:list-item>
          <text:p text:style-name="P42">Recap of what was covered in the last video, if applicable.</text:p>
        </text:list-item>
        <text:list-item>
          <text:p text:style-name="P43">Content separated into sections of similar topics.</text:p>
        </text:list-item>
        <text:list-item>
          <text:p text:style-name="P44">Line by line explanation of the code and what it should achieve.</text:p>
        </text:list-item>
        <text:list-item>
          <text:p text:style-name="P45">Demonstration of the working robot simulator.</text:p>
        </text:list-item>
        <text:list-item>
          <text:p text:style-name="P46">A recap of what was covered in this lesson.</text:p>
        </text:list-item>
      </text:list>
      <text:p text:style-name="P47"/>
      <text:p text:style-name="Normal"/>
      <text:p text:style-name="Subtitle">Content Creation</text:p>
      <text:p text:style-name="Normal">All of the content can be found at:<text:s/><text:a xlink:href="http://www.206cde.com" office:target-frame-name="_top" xlink:show="replace"><text:span text:style-name="Hyperlink">http://www.206cde.c</text:span><text:bookmark-start text:name="_Hlt417747314"/><text:bookmark-start text:name="_Hlt417747315"/><text:span text:style-name="Hyperlink">o</text:span><text:bookmark-end text:name="_Hlt417747314"/><text:bookmark-end text:name="_Hlt417747315"/><text:span text:style-name="Hyperlink">m</text:span></text:a></text:p>
      <text:p text:style-name="NoSpacing">To create the videos I used my personal laptop which is running Ubuntu Linux. I used free, open-source software to record and edit the videos;<text:s/></text:p>
      <text:p text:style-name="NoSpacing">Simple Video Recorder: (<text:a xlink:href="http://www.maartenbaert.be/simplescreenrecorder/" office:target-frame-name="_top" xlink:show="replace"><text:span text:style-name="Hyperlink">http://www.maartenbaert.be/simplescreenrecorder/</text:span></text:a>)</text:p>
      <text:p text:style-name="NoSpacing">OpenShot Video Editor: (<text:a xlink:href="http://www.openshot.org/" office:target-frame-name="_top" xlink:show="replace"><text:span text:style-name="Hyperlink">http://www.openshot.org/</text:span></text:a>)</text:p>
      <text:p text:style-name="Normal"/>
      <text:p text:style-name="Normal">Each video<text:s/>was scripted; the code was built and tested before the video was recorded. Each video was recorded in individual sections, then all of the footage was brought together and made into a cohesive tutorial.</text:p>
      <text:p text:style-name="Normal">The topics covered are similar to that of other programming tutorials that I had researched for this project. I used these and my own knowledge to relate the concepts to a robot simulator.<text:line-break/>Each video introduces more of the fundamentals of programming. Although short, I believe the videos provide accurate and concise explanations.</text:p>
      <text:p text:style-name="Normal">The initial video is an installation guide which guides the user how to set up the program on a Linux operated machine, if it is not already installed.<text:line-break/>The Second video, teaches the basic movement commands of the robot. Identifying the different parts of our simulated robot, and how to use them with code to make the robot move in different directions.<text:line-break/>The third video is where the fundamentals of programming starts. The code still involves the use of the robot to explain these fundamentals. The topics were: Commenting, Integer variables, Random numbers and Conditionals.<text:line-break/>The Fourth and final video teaches two different kind of iterations and how they are used for different purposes; also an explanation of sensors and how we can use their input to control the simulated robot. This video also contains a demonstration of a program that uses all of the techniques taught throughout the entire series. This is a program that uses a light sensor to make the robot follow the ‘track’ that is on the background image.</text:p>
      <text:p text:style-name="Normal"/>
      <text:p text:style-name="Normal"/>
      <text:p text:style-name="Normal"/>
      <text:p text:style-name="P48"/>
      <text:p text:style-name="Subtitle"/>
      <text:h text:style-name="Heading1" text:outline-level="1">Personal Reflection</text:h>
      <text:p text:style-name="Normal">In this section I will explore each phase of our project and highlight what I thought we did successfully and what we did not. I will then<text:s/>state<text:s/>how we as a group, or how I as an individual handled these situations and<text:s/>also,<text:s/>how I could have acted and improved on them more.</text:p>
      <text:p text:style-name="Normal">In the first few months of the project, our progress was very slow and very little work was achieved apart from the initial research into teaching methods and what we were going to teach. This was because of a lack of proper use of scheduling and deliverable deadlines. It then took a<text:s/>considerable amount of<text:s/>effort<text:s/>from myself and one other<text:s/>to bring every<text:s/>other<text:s/>member of the group up to the same level of understanding that was need to continue progressing with our project.<text:s/>Apart from this, the analysis and conceptualisation phase was overall a success as we gathered a clear understanding of how we should progress into the design stage.<text:s/><text:line-break/>I feel that the most important concept I learnt from this was the importance of scheduling and the setting of milestones. Although strict scheduling could have been detrimental because of our other studies, a more rigid system of progression would have definitely have been beneficial in these early stages.</text:p>
      <text:p text:style-name="Normal"/>
      <text:p text:style-name="Normal">The design and content research stages were a very fluid process. I personally had insisted on creating a milestone program for my individual content and<text:s/>insisted that the other content creators in the group do so too. When we shared our progress with each other each week, we could all see how each of our different part connected with each other.<text:line-break/>The phase could have been improved by better prioritisation. I personally felt I spent too much time exploring conceptual designs of the lesson and programs used in the lessons. Whereas If I took a more iterative approach to the lesson design. For example:<text:s/><text:line-break/>Designing a lesson or a particular piece of a lesson, and then recording it and analyse what could be improved. Then returning the design section and improving the design of the videos/ series as a whole.<text:line-break/>If I had followed this method I feel I would have been able to produce a lot more content in the time required, but also for the content to be of a higher quality.</text:p>
      <text:p text:style-name="Normal">Generally speaking I am content with the quality of the videos that I produced. I would however, if given more time, have liked to explore more interesting scenarios of robot simulation. Whilst I have applied of the knowledge taught in the videos to simulated examples, I feel I could have imposed a deeper understanding of the topics by providing more and better visualisation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Textbody" style:display-name="Text body" style:family="paragraph" style:parent-style-name="Normal">
      <style:paragraph-properties fo:widows="0" fo:orphans="0" style:vertical-align="baseline" fo:margin-bottom="0.0972in" fo:line-height="120%"/>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NoSpacing" style:display-name="No Spacing" style:family="paragraph">
      <style:paragraph-properties fo:margin-bottom="0in" fo:line-height="100%"/>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NoSpacingChar" style:display-name="No Spacing Char" style:family="text" style:parent-style-name="DefaultParagraphFont"/>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206CDE Individual Report</dc:title>
    <dc:description/>
    <dc:subject>Assignment 2</dc:subject>
    <meta:initial-creator>Robert Rigler                            SID: 4939377</meta:initial-creator>
    <dc:creator>Robert Rigler</dc:creator>
    <meta:creation-date>2015-04-25T14:00:00Z</meta:creation-date>
    <dc:date>2015-04-25T18:41:00Z</dc:date>
    <meta:template xlink:href="Normal" xlink:type="simple"/>
    <meta:editing-cycles>7</meta:editing-cycles>
    <meta:editing-duration>PT16380S</meta:editing-duration>
    <meta:document-statistic meta:page-count="6" meta:paragraph-count="22" meta:word-count="1715" meta:character-count="11475" meta:row-count="81" meta:non-whitespace-character-count="9782"/>
  </office:meta>
</office:document-meta>
</file>